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ter" svg:font-family="Charte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harter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nforderungsliste (Smartactuator)</text:p>
          </table:table-cell>
          <table:table-cell table:style-name="Default"/>
          <table:table-cell table:style-name="ce2" office:value-type="string" calcext:value-type="string">
            <text:p>VDI 222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estforderungen (FF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ereichsforderungen (BF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Zielforderungen (ZF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Wünsche (W)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elevanz</text:p>
          </table:table-cell>
          <table:table-cell table:style-name="Default" office:value-type="string" calcext:value-type="string">
            <text:p>Bezeichnung</text:p>
          </table:table-cell>
          <table:table-cell table:style-name="Default" office:value-type="string" calcext:value-type="string">
            <text:p>Anmerkung</text:p>
          </table:table-cell>
        </table:table-row>
        <table:table-row table:style-name="ro3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Benutzerfreundliche Kommunikation durch CAN Schnittstelle</text:p>
          </table:table-cell>
          <table:table-cell table:style-name="ce3" office:value-type="string" calcext:value-type="string">
            <text:p>Empfang von Befehlen, Senden von Statusmeldungen</text:p>
          </table:table-cell>
        </table:table-row>
        <table:table-row table:style-name="ro4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Nichtflüchtige Kalibrierung</text:p>
          </table:table-cell>
          <table:table-cell office:value-type="string" calcext:value-type="string">
            <text:p>Eine Kalibrierung ist nur einmalig und zur Rekalibrierung notwendig</text:p>
          </table:table-cell>
        </table:table-row>
        <table:table-row table:style-name="ro5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Schaltzeit </text:p>
          </table:table-cell>
          <table:table-cell office:value-type="string" calcext:value-type="string">
            <text:p>&lt; 100 ms (Latenz zwischen Senden des Befehls und vollständig ausgeführtem Gangwechsel)</text:p>
          </table:table-cell>
        </table:table-row>
        <table:table-row table:style-name="ro4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Selbständige Fehlererkennung</text:p>
          </table:table-cell>
          <table:table-cell office:value-type="string" calcext:value-type="string">
            <text:p>Überstrom, Temperatur, Eingangsspannung (OVP/UVP), Dekalibrierung</text:p>
          </table:table-cell>
        </table:table-row>
        <table:table-row table:style-name="ro5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Schnittstellen</text:p>
          </table:table-cell>
          <table:table-cell office:value-type="string" calcext:value-type="string">
            <text:p>CAN, 12VDC Versorgung (max 30A), Programmierschnittstelle (für Updates &amp; Bugfixes)</text:p>
          </table:table-cell>
        </table:table-row>
        <table:table-row table:style-name="ro6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rtbarkeit</text:p>
          </table:table-cell>
          <table:table-cell office:value-type="string" calcext:value-type="string">
            <text:p>Sicherung wechseln im eingebauten Zustand</text:p>
          </table:table-cell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kompakte Baugröße</text:p>
          </table:table-cell>
          <table:table-cell office:value-type="string" calcext:value-type="string">
            <text:p>&lt; (X cm )</text:p>
          </table:table-cell>
        </table:table-row>
        <table:table-row table:style-name="ro6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Effizenz</text:p>
          </table:table-cell>
          <table:table-cell office:value-type="string" calcext:value-type="string">
            <text:p>elektrischer Wirkungsgrad &gt; 90 %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Temperaturbeständigkeit</text:p>
          </table:table-cell>
          <table:table-cell office:value-type="string" calcext:value-type="string">
            <text:p>Bis 70°C</text:p>
          </table:table-cell>
        </table:table-row>
        <table:table-row table:style-name="ro4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Aktorüberschwingen</text:p>
          </table:table-cell>
          <table:table-cell office:value-type="string" calcext:value-type="string">
            <text:p>Toleriert, solange kein ungeabsichtigter Gangwechsel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ter" svg:font-family="Charte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 style:data-style-name="N2" text:time-value="08:57:42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19T09:18:43.479000000</dc:date>
    <meta:editing-duration>PT9M57S</meta:editing-duration>
    <meta:editing-cycles>1</meta:editing-cycles>
    <meta:document-statistic meta:table-count="1" meta:cell-count="39" meta:object-count="0"/>
  </office:meta>
</office:document-meta>
</file>